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T1" style:family="text">
      <style:text-properties officeooo:rsid="003a0d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</text:p>
      <text:p text:style-name="P1">-&gt;Pending:</text:p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0:03:25.170838949</dc:date>
    <meta:editing-duration>PT2H47M53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57" meta:non-whitespace-character-count="54"/>
  </office:meta>
</office:document-meta>
</file>